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333333" draw:textarea-horizontal-align="justify" draw:textarea-vertical-align="middle" draw:auto-grow-height="false" fo:min-height="52.698cm" fo:min-width="18.448cm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8.55cm" fo:min-width="14.6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0.15cm" fo:min-width="17.9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7.05cm" fo:min-width="17.1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7.65cm" fo:min-width="16.5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5.95cm" fo:min-width="4.4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48cm" fo:min-width="4.2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2.055cm" fo:min-width="4.2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48cm" fo:min-width="2.84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4.114cm" fo:min-width="2.844cm" fo:padding-top="0.151cm" fo:padding-bottom="0.151cm" fo:padding-left="0.276cm" fo:padding-right="0.276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3.75cm" fo:min-width="12.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09cm" fo:min-width="4.744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891cm" fo:min-width="4.744cm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6.05cm" fo:min-width="13.3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48cm" fo:min-width="7.5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4.114cm" fo:min-width="7.548cm" fo:padding-top="0.151cm" fo:padding-bottom="0.151cm" fo:padding-left="0.276cm" fo:padding-right="0.276cm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9.55cm" fo:min-width="13.3cm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5.55cm" fo:min-width="5.3cm"/>
    </style:style>
    <style:style style:name="gr19" style:family="graphic" style:parent-style-name="standard">
      <style:graphic-properties svg:stroke-color="#000000" draw:fill-color="#cccccc" draw:textarea-horizontal-align="justify" draw:textarea-vertical-align="middle" draw:auto-grow-height="false" fo:min-height="8.05cm" fo:min-width="5.3cm"/>
    </style:style>
    <style:style style:name="gr20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-color="#dddddd" draw:textarea-horizontal-align="justify" draw:textarea-vertical-align="middle" draw:auto-grow-height="false" fo:min-height="0.221cm" fo:min-width="4.348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-color="#eeeeee" draw:textarea-horizontal-align="justify" draw:textarea-vertical-align="middle" draw:auto-grow-height="false" fo:min-height="1.938cm" fo:min-width="4.348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-color="#dddddd" draw:textarea-horizontal-align="justify" draw:textarea-vertical-align="middle" draw:auto-grow-height="false" fo:min-height="0.248cm" fo:min-width="4.348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-color="#eeeeee" draw:textarea-horizontal-align="justify" draw:textarea-vertical-align="middle" draw:auto-grow-height="false" fo:min-height="2.055cm" fo:min-width="4.348cm" fo:padding-top="0.151cm" fo:padding-bottom="0.151cm" fo:padding-left="0.276cm" fo:padding-right="0.276cm"/>
    </style:style>
    <style:style style:name="gr24" style:family="graphic" style:parent-style-name="standard">
      <style:graphic-properties svg:stroke-color="#000000" draw:fill-color="#cccccc" draw:textarea-horizontal-align="justify" draw:textarea-vertical-align="middle" draw:auto-grow-height="false" fo:min-height="5.85cm" fo:min-width="16.5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248cm" fo:min-width="4.653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4.214cm" fo:min-width="4.653cm" fo:padding-top="0.151cm" fo:padding-bottom="0.151cm" fo:padding-left="0.276cm" fo:padding-right="0.276cm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0.75cm" fo:min-width="3.9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style:font-name="Roboto" fo:font-size="10pt"/>
    </style:style>
    <style:style style:name="P5" style:family="paragraph">
      <loext:graphic-properties draw:fill-color="#eeeeee"/>
      <style:paragraph-properties fo:text-align="center"/>
      <style:text-properties style:font-name="Roboto" fo:font-size="10pt"/>
    </style:style>
    <style:style style:name="P6" style:family="paragraph">
      <loext:graphic-properties draw:fill-color="#dddddd"/>
      <style:paragraph-properties fo:text-align="center"/>
      <style:text-properties style:font-name="Roboto" fo:font-size="10pt"/>
    </style:style>
    <style:style style:name="P7" style:family="paragraph"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b2b2b2"/>
      <style:paragraph-properties fo:text-align="center"/>
      <style:text-properties style:font-name="Roboto" fo:font-size="10pt"/>
    </style:style>
    <style:style style:name="P10" style:family="paragraph">
      <loext:graphic-properties draw:fill-color="#b2b2b2"/>
      <style:paragraph-properties fo:text-align="center"/>
      <style:text-properties style:font-name="Roboto" fo:font-size="10pt" style:font-size-asian="14pt" style:font-size-complex="14pt"/>
    </style:style>
    <style:style style:name="P11" style:family="paragraph">
      <style:paragraph-properties fo:text-align="start"/>
      <style:text-properties style:font-name="Roboto" fo:font-size="10pt"/>
    </style:style>
    <style:style style:name="P12" style:family="paragraph">
      <loext:graphic-properties draw:fill-color="#dddddd"/>
      <style:paragraph-properties fo:text-align="start"/>
      <style:text-properties style:font-name="Roboto" fo:font-size="10pt" style:font-size-asian="14pt" style:font-size-complex="14pt"/>
    </style:style>
    <style:style style:name="P13" style:family="paragraph">
      <loext:graphic-properties draw:fill-color="#dddddd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-color="#cccccc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-color="#dddddd"/>
      <style:paragraph-properties fo:text-align="center"/>
      <style:text-properties style:font-name="Roboto" fo:font-size="10pt" style:font-size-asian="14pt" style:font-size-complex="14pt"/>
    </style:style>
    <style:style style:name="P16" style:family="paragraph">
      <loext:graphic-properties draw:fill-color="#eeeeee"/>
      <style:paragraph-properties fo:text-align="start"/>
      <style:text-properties style:font-name="Roboto" fo:font-size="10pt" style:font-size-asian="14pt" style:font-size-complex="14pt"/>
    </style:style>
    <style:style style:name="P17" style:family="paragraph">
      <loext:graphic-properties draw:fill-color="#999999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size-asian="14pt" style:font-size-complex="14pt"/>
    </style:style>
    <style:style style:name="T3" style:family="text">
      <style:text-properties style:font-name="Roboto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5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5.1cm" svg:height="18.8cm" svg:x="2.9cm" svg:y="11.5cm">
          <text:p text:style-name="P2"><text:span text:style-name="T1">Utilização Veicula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18.4cm" svg:height="20.4cm" svg:x="1.3cm" svg:y="31.5cm">
          <text:p text:style-name="P4"><text:span text:style-name="T1">Frota</text:span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6cm" svg:height="7.3cm" svg:x="1.8cm" svg:y="32.1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pan text:style-name="T1">Manutenção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" draw:id="id1" draw:layer="layout" svg:width="17cm" svg:height="7.9cm" svg:x="2.2cm" svg:y="43.3cm">
          <text:p text:style-name="P7"><text:span text:style-name="T1"/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9cm" svg:height="6.2cm" svg:x="13.4cm" svg:y="44.5cm">
          <text:p text:style-name="P4">Carros Pequenos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9cm" svg:height="6.2cm" svg:x="8cm" svg:y="44.5cm">
          <text:p text:style-name="P4">Caminhonetes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9cm" svg:height="6.2cm" svg:x="2.7cm" svg:y="44.5cm">
          <text:p text:style-name="P4">Caminhões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4.8cm" svg:height="0.55cm" svg:x="8cm" svg:y="1.9cm">
          <text:p text:style-name="P4"><text:span text:style-name="T2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xml:id="id7" draw:id="id7" draw:layer="layout" svg:width="4.8cm" svg:height="2.357cm" svg:x="8cm" svg:y="2.384cm">
          <text:p text:style-name="P11"><text:span text:style-name="T2">Código:</text:span></text:p>
          <text:p text:style-name="P11"><text:span text:style-name="T2">CNPJ:</text:span></text:p>
          <text:p text:style-name="P11"><text:span text:style-name="T2">Nome: Modelo S/A</text:span></text:p>
          <text:p text:style-name="P11"><text:span text:style-name="T2">Endereço:</text:span></text:p>
          <text:p text:style-name="P11"><text:span text:style-name="T2">Fon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.396cm" svg:height="0.55cm" svg:x="3.404cm" svg:y="45.4cm">
          <text:p text:style-name="P4"><text:span text:style-name="T2">Caminhão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3.396cm" svg:height="4.416cm" svg:x="3.404cm" svg:y="45.884cm">
          <text:p text:style-name="P11"><text:span text:style-name="T2"/></text:p>
          <text:p text:style-name="P11"><text:span text:style-name="T2">Cod: </text:span></text:p>
          <text:p text:style-name="P11"><text:span text:style-name="T2">Modelo: </text:span></text:p>
          <text:p text:style-name="P11"><text:span text:style-name="T2">Ano:</text:span></text:p>
          <text:p text:style-name="P11"><text:span text:style-name="T2">Fabricante:</text:span></text:p>
          <text:p text:style-name="P11"><text:span text:style-name="T2">Tipo:</text:span></text:p>
          <text:p text:style-name="P11"><text:span text:style-name="T2">Data da Compra:</text:span></text:p>
          <text:p text:style-name="P11"><text:span text:style-name="T2">Combustivel:</text:span></text:p>
          <text:p text:style-name="P11"><text:span text:style-name="T2">Km rodados:</text:span></text:p>
          <text:p text:style-name="P11"><text:span text:style-name="T2">Cor:</text:span></text:p>
          <text:p text:style-name="P11"><text:span text:style-name="T2">Passageiros:</text:span></text:p>
          <text:p text:style-name="P1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.396cm" svg:height="0.55cm" svg:x="8.7cm" svg:y="45.4cm">
          <text:p text:style-name="P4"><text:span text:style-name="T2">Caminhonete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3.396cm" svg:height="4.416cm" svg:x="8.7cm" svg:y="45.884cm">
          <text:p text:style-name="P11"><text:span text:style-name="T2"/></text:p>
          <text:p text:style-name="P11"><text:span text:style-name="T2">Cod: </text:span></text:p>
          <text:p text:style-name="P11"><text:span text:style-name="T2">Modelo: </text:span></text:p>
          <text:p text:style-name="P11"><text:span text:style-name="T2">Ano:</text:span></text:p>
          <text:p text:style-name="P11"><text:span text:style-name="T2">Fabricante:</text:span></text:p>
          <text:p text:style-name="P11"><text:span text:style-name="T2">Tipo:</text:span></text:p>
          <text:p text:style-name="P11"><text:span text:style-name="T2">Data da Compra:</text:span></text:p>
          <text:p text:style-name="P11"><text:span text:style-name="T2">Combustivel:</text:span></text:p>
          <text:p text:style-name="P11"><text:span text:style-name="T2">Km rodados:</text:span></text:p>
          <text:p text:style-name="P11"><text:span text:style-name="T2">Cor:</text:span></text:p>
          <text:p text:style-name="P11"><text:span text:style-name="T2">Passageiros:</text:span></text:p>
          <text:p text:style-name="P1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.396cm" svg:height="0.55cm" svg:x="14.1cm" svg:y="45.4cm">
          <text:p text:style-name="P4"><text:span text:style-name="T2">Carro Pequeno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3.396cm" svg:height="4.416cm" svg:x="14.1cm" svg:y="45.884cm">
          <text:p text:style-name="P11"><text:span text:style-name="T2"/></text:p>
          <text:p text:style-name="P11"><text:span text:style-name="T2">Cod: </text:span></text:p>
          <text:p text:style-name="P11"><text:span text:style-name="T2">Modelo: </text:span></text:p>
          <text:p text:style-name="P11"><text:span text:style-name="T2">Ano:</text:span></text:p>
          <text:p text:style-name="P11"><text:span text:style-name="T2">Fabricante:</text:span></text:p>
          <text:p text:style-name="P11"><text:span text:style-name="T2">Tipo:</text:span></text:p>
          <text:p text:style-name="P11"><text:span text:style-name="T2">Data da Compra:</text:span></text:p>
          <text:p text:style-name="P11"><text:span text:style-name="T2">Combustivel:</text:span></text:p>
          <text:p text:style-name="P11"><text:span text:style-name="T2">Km rodados:</text:span></text:p>
          <text:p text:style-name="P11"><text:span text:style-name="T2">Cor:</text:span></text:p>
          <text:p text:style-name="P11"><text:span text:style-name="T2">Passageiros:</text:span></text:p>
          <text:p text:style-name="P1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6" draw:id="id6" draw:layer="layout" svg:width="13.1cm" svg:height="4cm" svg:x="3.9cm" svg:y="6.3cm">
          <text:p text:style-name="P2"><text:span text:style-name="T1">Funcionario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5.296cm" svg:height="0.511cm" svg:x="4.212cm" svg:y="7.231cm">
          <text:p text:style-name="P4"><text:span text:style-name="T2">Motor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5.296cm" svg:height="2.193cm" svg:x="4.212cm" svg:y="7.68cm">
          <text:p text:style-name="P11"><text:span text:style-name="T2">Código:</text:span></text:p>
          <text:p text:style-name="P11"><text:span text:style-name="T2">CPF:</text:span></text:p>
          <text:p text:style-name="P11"><text:span text:style-name="T2">Nome:</text:span></text:p>
          <text:p text:style-name="P11"><text:span text:style-name="T2">Endereço:</text:span></text:p>
          <text:p text:style-name="P11"><text:span text:style-name="T2">Fon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5.296cm" svg:height="0.511cm" svg:x="11.386cm" svg:y="7.231cm">
          <text:p text:style-name="P4"><text:span text:style-name="T2">Ou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5.296cm" svg:height="2.193cm" svg:x="11.386cm" svg:y="7.68cm">
          <text:p text:style-name="P11"><text:span text:style-name="T2">Código:</text:span></text:p>
          <text:p text:style-name="P11"><text:span text:style-name="T2">CPF:</text:span></text:p>
          <text:p text:style-name="P11"><text:span text:style-name="T2">Nome:</text:span></text:p>
          <text:p text:style-name="P11"><text:span text:style-name="T2">Endereço:</text:span></text:p>
          <text:p text:style-name="P11"><text:span text:style-name="T2">Fon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xml:id="id4" draw:id="id4" draw:layer="layout" svg:width="13.8cm" svg:height="6.3cm" svg:x="3.4cm" svg:y="12.5cm">
          <text:p text:style-name="P2"><text:span text:style-name="T1"/></text:p>
          <text:p text:style-name="P2"><text:span text:style-name="T1">Documentação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8.1cm" svg:height="0.55cm" svg:x="6.1cm" svg:y="13.3cm">
          <text:p text:style-name="P4"><text:span text:style-name="T2">Formul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8.1cm" svg:height="4.416cm" svg:x="6.1cm" svg:y="13.784cm">
          <text:p text:style-name="P11"><text:span text:style-name="T2">Tipo: Ocorrência de Uso de Veículo</text:span></text:p>
          <text:p text:style-name="P11"><text:span text:style-name="T3">Codigo do Veículo em uso:</text:span></text:p>
          <text:p text:style-name="P11"><text:span text:style-name="T2">Código do Responsável:</text:span></text:p>
          <text:p text:style-name="P11"><text:span text:style-name="T2">Km na entrega:</text:span></text:p>
          <text:p text:style-name="P11"><text:span text:style-name="T2">Km na devolução:</text:span></text:p>
          <text:p text:style-name="P11"><text:span text:style-name="T2">Combustível Consumido:</text:span></text:p>
          <text:p text:style-name="P11"><text:span text:style-name="T2">Resultado:</text:span></text:p>
          <text:p text:style-name="P11"><text:span text:style-name="T2">Data:</text:span></text:p>
          <text:p text:style-name="P11"><text:span text:style-name="T2">Assinatura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5" draw:id="id5" draw:layer="layout" svg:width="13.8cm" svg:height="9.8cm" svg:x="3.4cm" svg:y="20cm">
          <text:p text:style-name="P2"><text:span text:style-name="T1">Finalidade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8cm" svg:height="5.8cm" svg:x="3.8cm" svg:y="21.1cm">
          <text:p text:style-name="P2"><text:span text:style-name="T1">Transito Local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8cm" svg:height="8.3cm" svg:x="11cm" svg:y="21.1cm">
          <text:p text:style-name="P2"><text:span text:style-name="T1">Viagem </text:span><text:span text:style-name="T1">Interurbana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9cm" svg:height="0.523cm" svg:x="11.5cm" svg:y="26.3cm">
          <text:p text:style-name="P4"><text:span text:style-name="T2">Adiant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4.9cm" svg:height="2.24cm" svg:x="11.5cm" svg:y="26.76cm">
          <text:p text:style-name="P11"><text:span text:style-name="T2">Valor do Adiantamento:</text:span></text:p>
          <text:p text:style-name="P11"><text:span text:style-name="T2">Valor por Km rodado:</text:span></text:p>
          <text:p text:style-name="P11"><text:span text:style-name="T2">Total excedido:</text:span></text:p>
          <text:p text:style-name="P11"><text:span text:style-name="T2">Total a devolver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4.9cm" svg:height="0.55cm" svg:x="4.2cm" svg:y="22.8cm">
          <text:p text:style-name="P4"><text:span text:style-name="T2">Nota Fis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4.9cm" svg:height="2.357cm" svg:x="4.2cm" svg:y="23.284cm">
          <text:p text:style-name="P11"><text:span text:style-name="T2">CNPJ:</text:span></text:p>
          <text:p text:style-name="P11"><text:span text:style-name="T2">Nome do Posto:</text:span></text:p>
          <text:p text:style-name="P11"><text:span text:style-name="T2">Quantidade de </text:span><text:span text:style-name="T2">combustível: </text:span></text:p>
          <text:p text:style-name="P11"><text:span text:style-name="T2">Valor do </text:span><text:span text:style-name="T2">Abastecimento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4.9cm" svg:height="0.55cm" svg:x="11.5cm" svg:y="22.8cm">
          <text:p text:style-name="P4"><text:span text:style-name="T2">Nota Fis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4.9cm" svg:height="2.357cm" svg:x="11.5cm" svg:y="23.284cm">
          <text:p text:style-name="P11"><text:span text:style-name="T2">CNPJ:</text:span></text:p>
          <text:p text:style-name="P11"><text:span text:style-name="T2">Nome do Posto:</text:span></text:p>
          <text:p text:style-name="P11"><text:span text:style-name="T2">Quantidade de </text:span><text:span text:style-name="T2">combustível: </text:span></text:p>
          <text:p text:style-name="P11"><text:span text:style-name="T2">Valor do Abastecimento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17cm" svg:height="6.1cm" svg:x="2.2cm" svg:y="32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5.205cm" svg:height="0.55cm" svg:x="2.5cm" svg:y="33.4cm">
          <text:p text:style-name="P4"><text:span text:style-name="T2">Manutenção </text:span><text:span text:style-name="T2">Preven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5.205cm" svg:height="4.516cm" svg:x="2.5cm" svg:y="33.884cm">
          <text:p text:style-name="P11"><text:span text:style-name="T2">Dados da Última </text:span><text:span text:style-name="T2">Manutenção</text:span></text:p>
          <text:p text:style-name="P11"><text:span text:style-name="T2">Data:</text:span></text:p>
          <text:p text:style-name="P11"><text:span text:style-name="T2">Km Registrado:</text:span></text:p>
          <text:p text:style-name="P11"><text:span text:style-name="T2">Q. de horas </text:span><text:span text:style-name="T2">gastas:</text:span></text:p>
          <text:p text:style-name="P11"><text:span text:style-name="T2">Tipo da M.D.O: </text:span></text:p>
          <text:p text:style-name="P11"><text:span text:style-name="T2">Valor da M.D.O:</text:span></text:p>
          <text:p text:style-name="P11"><text:span text:style-name="T2">Peças Utilizadas:</text:span></text:p>
          <text:p text:style-name="P11"><text:span text:style-name="T2">Quantidade de </text:span><text:span text:style-name="T2">Peças:</text:span></text:p>
          <text:p text:style-name="P11"><text:span text:style-name="T2">Valor das Peç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5.205cm" svg:height="0.55cm" svg:x="8cm" svg:y="33.4cm">
          <text:p text:style-name="P4"><text:span text:style-name="T2">Manutenção </text:span><text:span text:style-name="T2">Gratu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5.205cm" svg:height="4.516cm" svg:x="8cm" svg:y="33.884cm">
          <text:p text:style-name="P11"><text:span text:style-name="T2">Dados da Última Manutenção</text:span></text:p>
          <text:p text:style-name="P11"><text:span text:style-name="T2">Data:</text:span></text:p>
          <text:p text:style-name="P11"><text:span text:style-name="T2">Km Registrado:</text:span></text:p>
          <text:p text:style-name="P11"><text:span text:style-name="T2">Q. de horas gastas:</text:span></text:p>
          <text:p text:style-name="P11"><text:span text:style-name="T2">Tipo da M.D.O: </text:span></text:p>
          <text:p text:style-name="P11"><text:span text:style-name="T2">Valor da M.D.O:</text:span></text:p>
          <text:p text:style-name="P11"><text:span text:style-name="T2">Peças Utilizadas:</text:span></text:p>
          <text:p text:style-name="P11"><text:span text:style-name="T2">Quantidade de Peças:</text:span></text:p>
          <text:p text:style-name="P11"><text:span text:style-name="T2">Valor das Peç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5.205cm" svg:height="0.55cm" svg:x="13.5cm" svg:y="33.4cm">
          <text:p text:style-name="P4"><text:span text:style-name="T2">Manutenção </text:span><text:span text:style-name="T2">Corret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5.205cm" svg:height="4.516cm" svg:x="13.5cm" svg:y="33.884cm">
          <text:p text:style-name="P11"><text:span text:style-name="T2">Dados da Última Manutenção</text:span></text:p>
          <text:p text:style-name="P11"><text:span text:style-name="T2">Data:</text:span></text:p>
          <text:p text:style-name="P11"><text:span text:style-name="T2">Km Registrado:</text:span></text:p>
          <text:p text:style-name="P11"><text:span text:style-name="T2">Q. de horas gastas:</text:span></text:p>
          <text:p text:style-name="P11"><text:span text:style-name="T2">Tipo da M.D.O: </text:span></text:p>
          <text:p text:style-name="P11"><text:span text:style-name="T2">Valor da M.D.O:</text:span></text:p>
          <text:p text:style-name="P11"><text:span text:style-name="T2">Peças Utilizadas:</text:span></text:p>
          <text:p text:style-name="P11"><text:span text:style-name="T2">Quantidade de Peças:</text:span></text:p>
          <text:p text:style-name="P11"><text:span text:style-name="T2">Valor das Peç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4cm" svg:height="1cm" svg:x="5cm" svg:y="41.1cm">
          <text:p text:style-name="P7"><text:span text:style-name="T1">Mais de 5.000 KM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4cm" svg:height="1cm" svg:x="11.8cm" svg:y="41.1cm">
          <text:p text:style-name="P7"><text:span text:style-name="T1">Mais de 6 Meses</text:span></text:p>
          <draw:enhanced-geometry svg:viewBox="0 0 21600 21600" draw:type="rectangle" draw:enhanced-path="M 0 0 L 21600 0 21600 21600 0 21600 0 0 Z N"/>
        </draw:custom-shape>
        <draw:connector draw:style-name="gr28" draw:text-style-name="P18" draw:layer="layout" draw:type="line" svg:x1="10.7cm" svg:y1="43.3cm" svg:x2="10.7cm" svg:y2="43.3cm" draw:start-shape="id1" draw:start-glue-point="0" draw:end-shape="id1" svg:d="M10700 43300z" svg:viewBox="0 0 1 1">
          <text:p/>
        </draw:connector>
        <draw:line draw:style-name="gr29" draw:text-style-name="P18" draw:layer="layout" svg:x1="7.1cm" svg:y1="43.279cm" svg:x2="7.1cm" svg:y2="42.1cm">
          <text:p/>
        </draw:line>
        <draw:line draw:style-name="gr29" draw:text-style-name="P18" draw:layer="layout" svg:x1="13.9cm" svg:y1="43.3cm" svg:x2="13.9cm" svg:y2="42.121cm">
          <text:p/>
        </draw:line>
        <draw:line draw:style-name="gr29" draw:text-style-name="P18" draw:layer="layout" svg:x1="7.1cm" svg:y1="41cm" svg:x2="7.1cm" svg:y2="39.5cm">
          <text:p/>
        </draw:line>
        <draw:line draw:style-name="gr29" draw:text-style-name="P18" draw:layer="layout" svg:x1="13.9cm" svg:y1="41.027cm" svg:x2="13.9cm" svg:y2="39.527cm">
          <text:p/>
        </draw:line>
        <draw:connector draw:style-name="gr30" draw:text-style-name="P18" draw:layer="layout" draw:type="line" svg:x1="10.45cm" svg:y1="30.3cm" svg:x2="10.5cm" svg:y2="31.5cm" draw:start-shape="id2" draw:start-glue-point="2" draw:end-shape="id3" draw:end-glue-point="0" svg:d="M10450 30300l50 1200" svg:viewBox="0 0 51 1201">
          <text:p/>
        </draw:connector>
        <draw:connector draw:style-name="gr30" draw:text-style-name="P18" draw:layer="layout" draw:type="line" svg:x1="10.3cm" svg:y1="18.8cm" svg:x2="10.3cm" svg:y2="20cm" draw:start-shape="id4" draw:start-glue-point="2" draw:end-shape="id5" draw:end-glue-point="0" svg:d="M10300 18800v1200" svg:viewBox="0 0 1 1201">
          <text:p/>
        </draw:connector>
        <draw:connector draw:style-name="gr30" draw:text-style-name="P18" draw:layer="layout" draw:type="line" svg:x1="10.45cm" svg:y1="10.3cm" svg:x2="10.45cm" svg:y2="11.5cm" draw:start-shape="id6" draw:start-glue-point="2" draw:end-shape="id2" draw:end-glue-point="0" svg:d="M10450 10300v1200" svg:viewBox="0 0 1 1201">
          <text:p/>
        </draw:connector>
        <draw:connector draw:style-name="gr30" draw:text-style-name="P18" draw:layer="layout" draw:type="line" svg:x1="10.4cm" svg:y1="4.741cm" svg:x2="10.45cm" svg:y2="6.3cm" draw:start-shape="id7" draw:start-glue-point="2" draw:end-shape="id6" draw:end-glue-point="0" svg:d="M10400 4741l50 1559" svg:viewBox="0 0 51 15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5:03:45.047528166</meta:creation-date>
    <meta:generator>LibreOffice/6.0.7.3$Linux_X86_64 LibreOffice_project/00m0$Build-3</meta:generator>
    <dc:date>2019-09-25T16:41:09.165020025</dc:date>
    <meta:editing-duration>PT53M36S</meta:editing-duration>
    <meta:editing-cycles>16</meta:editing-cycles>
    <meta:document-statistic meta:object-count="51"/>
  </office:meta>
</office:document-meta>
</file>